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000000" loext:opacity="100%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color="#000000" loext:opacity="100%" style:font-name="Times New Roman" fo:font-weight="normal" style:font-weight-asian="normal" style:font-weight-complex="normal"/>
    </style:style>
    <style:style style:name="P3" style:family="paragraph" style:parent-style-name="Standard">
      <style:text-properties fo:color="#000000" loext:opacity="100%" style:font-name="Times New Roman" style:text-underline-style="none" fo:font-weight="normal" style:font-weight-asian="normal" style:font-weight-complex="normal"/>
    </style:style>
    <style:style style:name="P4" style:family="paragraph" style:parent-style-name="Standard">
      <style:text-properties fo:color="#000000" loext:opacity="100%" style:font-name="Times New Roman" style:text-underline-style="none" fo:font-weight="bold" style:font-weight-asian="bold" style:font-weight-complex="bold"/>
    </style:style>
    <style:style style:name="P5" style:family="paragraph" style:parent-style-name="Standard">
      <style:text-properties fo:color="#000000" loext:opacity="100%" style:font-name="Times New Roman" fo:font-weight="bold" style:font-weight-asian="bold" style:font-weight-complex="bold"/>
    </style:style>
    <style:style style:name="P6" style:family="paragraph" style:parent-style-name="Standard"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P7" style:family="paragraph" style:parent-style-name="Standard" style:list-style-name="L1">
      <style:text-properties fo:color="#000000" loext:opacity="100%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3">
      <style:text-properties fo:color="#000000" loext:opacity="100%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 style:list-style-name="L4">
      <style:text-properties fo:color="#000000" loext:opacity="100%"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 style:list-style-name="L2">
      <style:text-properties fo:color="#000000" loext:opacity="100%"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7">Description :</text:p>
        </text:list-item>
      </text:list>
      <text:p text:style-name="P2"/>
      <text:p text:style-name="P2">Création d'une commande.</text:p>
      <text:p text:style-name="P2"/>
      <text:list text:style-name="L2">
        <text:list-item>
          <text:p text:style-name="P10">Flux d'évènement (Workflow) :</text:p>
        </text:list-item>
      </text:list>
      <text:p text:style-name="P5"/>
      <text:p text:style-name="P1">a. Conditions</text:p>
      <text:p text:style-name="P2"/>
      <text:p text:style-name="P2">Tous les acteurs peuvent consulter le catalogue.</text:p>
      <text:p text:style-name="P2">Tous les acteurs peuvent acheter des ressources.</text:p>
      <text:p text:style-name="P6">L'usager doit être inscrit pour acheter des ressources.</text:p>
      <text:p text:style-name="P6">Les frais de livraison dépendent de l'adresse de livraison.</text:p>
      <text:p text:style-name="P2"/>
      <text:p text:style-name="P1">b. Résultats</text:p>
      <text:p text:style-name="P2"/>
      <text:p text:style-name="P6">Toute vente en ligne génère une fiche de commande dans le système informatique. </text:p>
      <text:p text:style-name="P6">Un commercial est attribué pour chaque nouveau client.</text:p>
      <text:p text:style-name="P6">Un logisticien est attribué pour chaque nouvelle commande fournisseur.</text:p>
      <text:p text:style-name="P2"/>
      <text:p text:style-name="P2"/>
      <text:list text:style-name="L3">
        <text:list-item>
          <text:list>
            <text:list-item>
              <text:p text:style-name="P8">Flot Nominal :</text:p>
            </text:list-item>
          </text:list>
        </text:list-item>
      </text:list>
      <text:p text:style-name="P3"/>
      <text:p text:style-name="P3">L'utilisateur navigue vers le catalogue</text:p>
      <text:p text:style-name="P3">Le système affiche le catalogue à l'utilisateur</text:p>
      <text:p text:style-name="P3">L'utilisateur navigue vers la page du produit</text:p>
      <text:p text:style-name="P3">Le système affiche la page du produit</text:p>
      <text:p text:style-name="P3">L'utilisateur ajoute un produit dans son panier</text:p>
      <text:p text:style-name="P3">Le système comptabilise le total du panier</text:p>
      <text:p text:style-name="P3">Le système affiche le prix total du panier à l'utilisateur</text:p>
      <text:p text:style-name="P3">L'utilisateur valide son panier</text:p>
      <text:p text:style-name="P3">Le système enregistre les informations</text:p>
      <text:p text:style-name="P3">Le système affiche un formulaire contenant les coordonnées de facturation et de livraison de l'utilisateur </text:p>
      <text:p text:style-name="P3">L'utilisateur envoie le formulaire</text:p>
      <text:p text:style-name="P3">Le système traite les informations</text:p>
      <text:p text:style-name="P3">Le système controle les coordonnées bancaires</text:p>
      <text:p text:style-name="P3">L'utilisateur valide le paiement</text:p>
      <text:p text:style-name="P3">Le système enregistre la facture en base de donnée</text:p>
      <text:p text:style-name="P3">Le système envoie une facture de la commande à l'utilisateur</text:p>
      <text:p text:style-name="P3">Le système génère un bon de commande</text:p>
      <text:p text:style-name="P3"/>
      <text:p text:style-name="P3"/>
      <text:p text:style-name="P3">Fin du Flot Nomin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list text:style-name="L4">
        <text:list-item>
          <text:list>
            <text:list-item>
              <text:list>
                <text:list-item>
                  <text:p text:style-name="P9">Flot Alternatif :</text:p>
                  <text:p text:style-name="P9"/>
                </text:list-item>
              </text:list>
            </text:list-item>
          </text:list>
        </text:list-item>
      </text:list>
      <text:p text:style-name="P1">a. L'utilisateur n'est pas inscrit</text:p>
      <text:p text:style-name="P3">L'utilisateur valide le panier</text:p>
      <text:p text:style-name="P3">Le système affiche une alerte inscription</text:p>
      <text:p text:style-name="P3">L'utilise clic sur s'enregistrer</text:p>
      <text:p text:style-name="P3">Le système enregistre le panier du client dans le localStorage</text:p>
      <text:p text:style-name="P3">Le système affiche le formulaire d'inscription</text:p>
      <text:p text:style-name="P3">L'utilisateur envoie le formulaire d'inscription</text:p>
      <text:p text:style-name="P3">Le système enregistre l'utilisateur</text:p>
      <text:p text:style-name="P3">Le système envoie une confirmation d'inscription</text:p>
      <text:p text:style-name="P3">L'utilisateur confirme son inscription</text:p>
      <text:p text:style-name="P3"/>
      <text:p text:style-name="P1">b. L'utilisateur n'est pas connecté</text:p>
      <text:p text:style-name="P3">L'utilisateur valide son panier</text:p>
      <text:p text:style-name="P3">Le système affiche la page de connexion</text:p>
      <text:p text:style-name="P3">L'utilisateur saisit ses identifiants</text:p>
      <text:p text:style-name="P3">Le système vérifie les identifiants de l'utilisateur</text:p>
      <text:p text:style-name="P3">Le système connecte l'utilisateur à son panier</text:p>
      <text:p text:style-name="P3"/>
      <text:p text:style-name="P1">c. Le produit n'est pas disponible</text:p>
      <text:p text:style-name="P3">Le système affiche la page du produit</text:p>
      <text:p text:style-name="P3">Le système affiche une proposition de rappel de disponibilité</text:p>
      <text:p text:style-name="P3"/>
      <text:p text:style-name="P1">d. L'utilisateur possède un code promotionnel</text:p>
      <text:p text:style-name="P3">Le système connecte l'utilisateur à son panier</text:p>
      <text:p text:style-name="P3">L'utilisateur saisit le code promotionnel</text:p>
      <text:p text:style-name="P3">Le système calcul le nouveau prix total du panier</text:p>
      <text:p text:style-name="P3">Le système affiche le prix total du panier à l'utilisateur</text:p>
      <text:p text:style-name="P4"/>
      <text:p text:style-name="P1">e. Les identifiants de l'utilisateur sont incorrect</text:p>
      <text:p text:style-name="P3">Le système vérifie les identifiants de l'utilisateur</text:p>
      <text:p text:style-name="P3">Le système affiche une erreur d'identification</text:p>
      <text:p text:style-name="P3">L'utilisateur saisit à nouveau ses identifiants</text:p>
      <text:p text:style-name="P3"/>
      <text:p text:style-name="P1">f. L'utilisateur a oublié ses identifiants</text:p>
      <text:p text:style-name="P3">Le système affiche la page de connexion</text:p>
      <text:p text:style-name="P3">L'utilisateur navigue vers la page de réinitialisation du mot de passe</text:p>
      <text:p text:style-name="P3">L'utilisateur saisit ses coordonnées</text:p>
      <text:p text:style-name="P3">Le système envoie un lien de réinitialisation à l'utilisateur</text:p>
      <text:p text:style-name="P3">L'utilisateur réinitialise son mot de passe</text:p>
      <text:p text:style-name="P4"/>
      <text:p text:style-name="P1">g. Un produit est en rupture de stock à la validation du panier</text:p>
      <text:p text:style-name="P3">L'utilisateur valide son panier</text:p>
      <text:p text:style-name="P3">Le système affiche une erreur et demande à l'utilisateur d'annuler sa commande</text:p>
      <text:p text:style-name="P4"/>
      <text:p text:style-name="P1">h. Erreur dans le formulaire de facturation</text:p>
      <text:p text:style-name="P3">Le système traite les informations</text:p>
      <text:p text:style-name="P3">Le système affiche une erreur</text:p>
      <text:p text:style-name="P3"><text:soft-page-break/>L'utilisateur envoie de nouveau le formulaire de facturation</text:p>
      <text:p text:style-name="P3"/>
      <text:p text:style-name="P3"/>
      <text:p text:style-name="P3"/>
      <text:p text:style-name="P3"/>
      <text:p text:style-name="P1">i. Le paiement est refusé</text:p>
      <text:p text:style-name="P3">L'utilisateur valide le paiement</text:p>
      <text:p text:style-name="P3">Le système affiche une erreur de paiement et renvoie vers le formulaire de paiement</text:p>
      <text:p text:style-name="P3"/>
      <text:p text:style-name="P1">j. Abandon a tout moment du processus </text:p>
      <text:p text:style-name="P3">L'utilisateur annule les actions en cours</text:p>
      <text:p text:style-name="P3">Le système annule les actions en cours</text:p>
      <text:p text:style-name="P3">Le système redirige le client vers la page adéqua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7H15M27S</meta:editing-duration>
    <meta:editing-cycles>110</meta:editing-cycles>
    <meta:generator>LibreOffice/7.4.4.2$Linux_X86_64 LibreOffice_project/40$Build-2</meta:generator>
    <dc:date>2020-06-16T15:31:40.59</dc:date>
    <dc:creator>Jeremy PIGEAUD</dc:creator>
    <meta:document-statistic meta:table-count="0" meta:image-count="0" meta:object-count="0" meta:page-count="3" meta:paragraph-count="80" meta:word-count="529" meta:character-count="3502" meta:non-whitespace-character-count="3054"/>
    <meta:user-defined meta:name="Info 1"/>
    <meta:user-defined meta:name="Info 2"/>
    <meta:user-defined meta:name="Info 3"/>
    <meta:user-defined meta:name="Info 4"/>
  </office:meta>
</office:document-meta>
</file>